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4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Nathaniel Levi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12, 1893</text:p>
      <text:p text:style-name="P5">Month<text:tab/><text:tab/><text:tab/><text:tab/><text:tab/><text:tab/>Nov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Charleston</text:p>
      <text:p text:style-name="P5">State<text:tab/><text:tab/><text:tab/><text:tab/><text:tab/><text:tab/>SC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Charleston Novr 12[/ inserted by author]93/</text:p>
      <text:p text:style-name="P2">Rev Mr Morais/</text:p>
      <text:p text:style-name="P2"><text:tab/>Dear Sir/</text:p>
      <text:p text:style-name="P2"><text:tab/><text:tab/>The Congregation "Beth/ Elohim" of this city has advertised for a minister/ to fill a vacancy occasioned by Rev David Levy./ <text:s/>Among the applicants for the position is the/ Rev J. Stemple No 1092 113th Str N Y/ who refers to you for his ability qualifications &amp;/ character to creditably discharge the sacred functions/ of the office, and you will greatly oblige me by/ an early reply in reference to the above./</text:p>
      <text:p text:style-name="P2">The Secy of the Congregation informed the Board/ of Trustees that he had addressed a letter to/ you some 10 days since requesting this information,/ and no reply having been received, I was directed/ by the Board of Trustees to write again./</text:p>
      <text:p text:style-name="P2">I have to add, that your response will be/ highly appreciated &amp; regarded confidential/ With sentiments of esteem &amp; respect/ I remain very Respy/ Nathl Levin/ N. P. Congn Beth Elohi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2:03:50.73</meta:creation-date>
    <dc:date>2011-12-19T12:11:00.92</dc:date>
    <dc:creator>Penn Libraries</dc:creator>
    <meta:editing-duration>PT00H07M1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320" meta:character-count="2169"/>
  </office:meta>
</office:document-meta>
</file>